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ndingConfigImpl.recordNamespaceSetting( Object key , String value , Map resul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indingConfigImpl.recordNamespacePrefixSetting( List list , String value , Map resul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indingConfigImpl.forConfigDocuments( Config [ ] configs , File [ ] javaFiles , File [ ] clas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ConfigImpl.lookupByUriPrefix( Map mapByUriPrefix , String uri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indingConfigImpl.lookupPrefixForNamespace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ConfigImpl.getInterfaceExten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ConfigImpl.error( String s , XmlObject x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ConfigImpl.getPrePostExtension( String fullJava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indingConfigImpl.secondPhaseValidation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BindingConfigImpl.recordExtensionSetting( File [ ] javaFiles , File [ ] classpath , Extensionconfig ex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BindingConfigImpl.getPrePostExten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ConfigImpl.warning( String s , XmlObject x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ConfigImpl.lookup( Map map , Map mapByUriPrefix , String ur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indingConfigImpl.addPrePostExtension( PrePostExtensionImpl 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indingConfigImpl.lookupJavanameForQName( QName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indingConfigImpl.addInterfaceExtension( InterfaceExtensionImpl 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indingConfigImpl.lookupJavanameForQName( QName qname , int kin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indingConfigImpl.getJamLoader( File [ ] javaFiles , File [ ] classpat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BindingConfigImpl.BindingConfigImpl( Config [ ] configs , File [ ] javaFiles , File [ ] classpath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BindingConfigImpl.BindingConfig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indingConfigImpl.lookupPackageForNamespace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ConfigImpl.lookupSuffixForNamespace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ConfigImpl.getInterfaceExtensions( String fullJava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